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5.29mm" svg:height="197.36mm" svg:x="279.74mm" svg:y="65.08mm">
            <loext:p draw:notify-on-update-of-ranges="Sheet1.C1:Sheet1.C1 Sheet1.C2:Sheet1.C68 Sheet1.A2:Sheet1.A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dor</text:p>
          </table:table-cell>
          <table:table-cell office:value-type="string" calcext:value-type="string">
            <text:p>rx_timestamp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sftx</text:p>
          </table:table-cell>
          <table:table-cell office:value-type="string" calcext:value-type="string">
            <text:p>sfrx</text:p>
          </table:table-cell>
          <table:table-cell office:value-type="string" calcext:value-type="string">
            <text:p>tx_trials</text:p>
          </table:table-cell>
          <table:table-cell office:value-type="string" calcext:value-type="string">
            <text:p>tx_power</text:p>
          </table:table-cell>
          <table:table-cell office:value-type="string" calcext:value-type="string">
            <text:p>tx_time_on_air</text:p>
          </table:table-cell>
          <table:table-cell office:value-type="string" calcext:value-type="string">
            <text:p>tx_counter</text:p>
          </table:table-cell>
          <table:table-cell office:value-type="string" calcext:value-type="string">
            <text:p>tx_frequenc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501870" calcext:value-type="float">
            <text:p>158501870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6339862" calcext:value-type="float">
            <text:p>156339862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4177865" calcext:value-type="float">
            <text:p>15417786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2015865" calcext:value-type="float">
            <text:p>15201586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9853868" calcext:value-type="float">
            <text:p>149853868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7691868" calcext:value-type="float">
            <text:p>147691868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29863" calcext:value-type="float">
            <text:p>145529863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3367864" calcext:value-type="float">
            <text:p>143367864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1205865" calcext:value-type="float">
            <text:p>14120586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043867" calcext:value-type="float">
            <text:p>13904386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6881869" calcext:value-type="float">
            <text:p>136881869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4719870" calcext:value-type="float">
            <text:p>134719870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2557865" calcext:value-type="float">
            <text:p>13255786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395859" calcext:value-type="float">
            <text:p>13039585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8233863" calcext:value-type="float">
            <text:p>128233863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6071866" calcext:value-type="float">
            <text:p>126071866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909866" calcext:value-type="float">
            <text:p>123909866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1747862" calcext:value-type="float">
            <text:p>121747862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585863" calcext:value-type="float">
            <text:p>119585863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423866" calcext:value-type="float">
            <text:p>117423866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5261870" calcext:value-type="float">
            <text:p>115261870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3099857" calcext:value-type="float">
            <text:p>113099857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0937858" calcext:value-type="float">
            <text:p>110937858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8775861" calcext:value-type="float">
            <text:p>108775861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6613865" calcext:value-type="float">
            <text:p>106613865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451867" calcext:value-type="float">
            <text:p>104451867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5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2289863" calcext:value-type="float">
            <text:p>102289863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127865" calcext:value-type="float">
            <text:p>10012786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965866" calcext:value-type="float">
            <text:p>97965866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803862" calcext:value-type="float">
            <text:p>95803862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641859" calcext:value-type="float">
            <text:p>9364185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479861" calcext:value-type="float">
            <text:p>91479861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317859" calcext:value-type="float">
            <text:p>89317859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155858" calcext:value-type="float">
            <text:p>8715585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993861" calcext:value-type="float">
            <text:p>8499386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831864" calcext:value-type="float">
            <text:p>82831864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669859" calcext:value-type="float">
            <text:p>80669859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507863" calcext:value-type="float">
            <text:p>78507863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345859" calcext:value-type="float">
            <text:p>76345859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183857" calcext:value-type="float">
            <text:p>74183857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021859" calcext:value-type="float">
            <text:p>72021859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859864" calcext:value-type="float">
            <text:p>69859864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663863" calcext:value-type="float">
            <text:p>63663863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663863" calcext:value-type="float">
            <text:p>63663863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501865" calcext:value-type="float">
            <text:p>6150186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339861" calcext:value-type="float">
            <text:p>59339861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177857" calcext:value-type="float">
            <text:p>57177857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015910" calcext:value-type="float">
            <text:p>55015910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5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853866" calcext:value-type="float">
            <text:p>52853866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691862" calcext:value-type="float">
            <text:p>50691862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529859" calcext:value-type="float">
            <text:p>48529859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367862" calcext:value-type="float">
            <text:p>4636786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205859" calcext:value-type="float">
            <text:p>44205859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43863" calcext:value-type="float">
            <text:p>42043863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881860" calcext:value-type="float">
            <text:p>39881860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719864" calcext:value-type="float">
            <text:p>37719864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557868" calcext:value-type="float">
            <text:p>35557868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395863" calcext:value-type="float">
            <text:p>33395863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233875" calcext:value-type="float">
            <text:p>3123387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72744" calcext:value-type="float">
            <text:p>29072744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916748" calcext:value-type="float">
            <text:p>26916748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760750" calcext:value-type="float">
            <text:p>24760750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70749" calcext:value-type="float">
            <text:p>18570749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570749" calcext:value-type="float">
            <text:p>18570749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14753" calcext:value-type="float">
            <text:p>16414753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58756" calcext:value-type="float">
            <text:p>14258756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00752" calcext:value-type="float">
            <text:p>12100752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52:42.362145008</meta:creation-date>
    <dc:date>2019-05-09T12:57:58.693365758</dc:date>
    <meta:editing-duration>PT55M6S</meta:editing-duration>
    <meta:editing-cycles>1</meta:editing-cycles>
    <meta:document-statistic meta:table-count="1" meta:cell-count="74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53cm" svg:height="19.737cm" xlink:href=".." xlink:type="simple" chart:class="chart:scatter" chart:style-name="ch1">
        <chart:title svg:x="14.607cm" svg:y="0.53cm" chart:style-name="ch2">
          <text:p>RSSI recebido pelo end node no 8º Andar</text:p>
        </chart:title>
        <chart:subtitle svg:x="15.586cm" svg:y="1.703cm" chart:style-name="ch3">
          <text:p>Dados enviados de 1 em 1 segundo</text:p>
        </chart:subtitle>
        <chart:plot-area chart:style-name="ch4" table:cell-range-address="Sheet1.A2:Sheet1.A68 Sheet1.C1:Sheet1.C68" chart:data-source-has-labels="row" svg:x="1.761cm" svg:y="2.78cm" svg:width="35.019cm" svg:height="15.582cm">
          <chartooo:coordinate-region svg:x="2.488cm" svg:y="2.979cm" svg:width="34.105cm" svg:height="15.184cm"/>
          <chart:axis chart:dimension="x" chart:name="primary-x" chart:style-name="ch5">
            <chart:title svg:x="18.538cm" svg:y="18.756cm" chart:style-name="ch6">
              <text:p>Contador</text:p>
            </chart:title>
            <chart:grid chart:style-name="ch7" chart:class="major"/>
          </chart:axis>
          <chart:axis chart:dimension="y" chart:name="primary-y" chart:style-name="ch5">
            <chart:title svg:x="0.451cm" svg:y="10.999cm" chart:style-name="ch8">
              <text:p>RSSI</text:p>
            </chart:title>
            <chart:grid chart:style-name="ch7" chart:class="major"/>
          </chart:axis>
          <chart:series chart:style-name="ch9" chart:values-cell-range-address="Sheet1.C2:Sheet1.C68" chart:label-cell-address="Sheet1.C1:Sheet1.C1" chart:class="chart:scatter">
            <chart:domain table:cell-range-address="Sheet1.A2:Sheet1.A68"/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si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  <draw:g>
                  <svg:desc>Sheet1.A2:Sheet1.A68</svg:desc>
                </draw:g>
              </table:table-cell>
              <table:table-cell office:value-type="float" office:value="-34">
                <text:p>-34</text:p>
                <draw:g>
                  <svg:desc>Sheet1.C2:Sheet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">
                <text:p>5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-39">
                <text:p>-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